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5000002E4D0D77A1E.png" manifest:media-type="image/png"/>
  <manifest:file-entry manifest:full-path="Pictures/100000010000042B0000026A4BC40363.png" manifest:media-type="image/png"/>
  <manifest:file-entry manifest:full-path="Pictures/100000010000041500000207B9F6D67F.png" manifest:media-type="image/png"/>
  <manifest:file-entry manifest:full-path="Pictures/10000001000004260000027474214D3D.png" manifest:media-type="image/png"/>
  <manifest:file-entry manifest:full-path="Pictures/100000010000042C000002D9BA20ECA9.png" manifest:media-type="image/png"/>
  <manifest:file-entry manifest:full-path="Pictures/100000010000043A0000017065F13D77.png" manifest:media-type="image/png"/>
  <manifest:file-entry manifest:full-path="Pictures/1000000100000411000000D5A13375ED.png" manifest:media-type="image/png"/>
  <manifest:file-entry manifest:full-path="Pictures/1000000100000409000000B62EE9C48A.png" manifest:media-type="image/png"/>
  <manifest:file-entry manifest:full-path="Pictures/100000010000041A0000026668C2B847.png" manifest:media-type="image/png"/>
  <manifest:file-entry manifest:full-path="Pictures/1000000100000426000001F8A7121078.png" manifest:media-type="image/png"/>
  <manifest:file-entry manifest:full-path="Pictures/100000010000041F0000019898106496.png" manifest:media-type="image/png"/>
  <manifest:file-entry manifest:full-path="Pictures/100000010000020500000204DF9B12FD.png" manifest:media-type="image/png"/>
  <manifest:file-entry manifest:full-path="Pictures/1000000100000485000001E505C07987.png" manifest:media-type="image/png"/>
  <manifest:file-entry manifest:full-path="Pictures/1000000100000212000000BF2B1E6E3A.png" manifest:media-type="image/png"/>
  <manifest:file-entry manifest:full-path="Pictures/10000001000004180000011DE65962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11.736cm" svg:x="0.014cm" svg:y="2.011cm">
          <draw:image xlink:href="Pictures/1000000100000485000001E505C079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7.648cm" svg:height="13.731cm" svg:x="0.19cm" svg:y="1.013cm">
          <draw:image xlink:href="Pictures/100000010000041500000207B9F6D6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1" draw:text-style-name="P1" draw:layer="layout" svg:width="23.073cm" svg:height="15.749cm" svg:x="2.477cm" svg:y="0.004cm">
          <draw:image xlink:href="Pictures/100000010000042C000002D9BA20EC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3" draw:text-style-name="P3" draw:layer="layout" svg:width="15cm" svg:height="1.673cm" svg:x="3cm" svg:y="2cm">
          <draw:text-box>
            <text:p>Seção 1 – Oprograma “Olá, Mundo”</text:p>
          </draw:text-box>
        </draw:frame>
        <draw:frame draw:style-name="gr4" draw:text-style-name="P4" draw:layer="layout" svg:width="27.999cm" svg:height="9.522cm" svg:x="0.014cm" svg:y="3.118cm">
          <draw:image xlink:href="Pictures/100000010000043A0000017065F13D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4" draw:text-style-name="P4" draw:layer="layout" svg:width="27.913cm" svg:height="10.794cm" svg:x="0.057cm" svg:y="2.482cm">
          <draw:image xlink:href="Pictures/100000010000041F00000198981064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4" draw:text-style-name="P4" draw:layer="layout" svg:width="27.542cm" svg:height="5.635cm" svg:x="0.458cm" svg:y="0.865cm">
          <draw:image xlink:href="Pictures/1000000100000411000000D5A13375ED.png" xlink:type="simple" xlink:show="embed" xlink:actuate="onLoad" draw:mime-type="image/png">
            <text:p/>
          </draw:image>
        </draw:frame>
        <draw:frame draw:style-name="gr4" draw:text-style-name="P4" draw:layer="layout" svg:width="27.33cm" svg:height="4.814cm" svg:x="0.349cm" svg:y="7cm">
          <draw:image xlink:href="Pictures/1000000100000409000000B62EE9C4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4" draw:text-style-name="P4" draw:layer="layout" svg:width="26.933cm" svg:height="15.749cm" svg:x="0.547cm" svg:y="0.004cm">
          <draw:image xlink:href="Pictures/100000010000041A0000026668C2B8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4" draw:text-style-name="P4" draw:layer="layout" svg:width="13.678cm" svg:height="13.652cm" svg:x="7.175cm" svg:y="1.053cm">
          <draw:image xlink:href="Pictures/100000010000020500000204DF9B12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4" draw:text-style-name="P4" draw:layer="layout" svg:width="14.022cm" svg:height="5.053cm" svg:x="7.003cm" svg:y="5.352cm">
          <draw:image xlink:href="Pictures/1000000100000212000000BF2B1E6E3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style-name="gr4" draw:text-style-name="P4" draw:layer="layout" svg:width="27.727cm" svg:height="7.54cm" svg:x="0.15cm" svg:y="4.109cm">
          <draw:image xlink:href="Pictures/10000001000004180000011DE65962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style-name="gr4" draw:text-style-name="P4" draw:layer="layout" svg:width="26.633cm" svg:height="15.749cm" svg:x="0.697cm" svg:y="0.004cm">
          <draw:image xlink:href="Pictures/10000001000004260000027474214D3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style-name="gr4" draw:text-style-name="P4" draw:layer="layout" svg:width="27.999cm" svg:height="13.287cm" svg:x="0.014cm" svg:y="5.946cm">
          <draw:image xlink:href="Pictures/1000000100000426000001F8A71210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draw:style-name="gr4" draw:text-style-name="P4" draw:layer="layout" svg:width="27.192cm" svg:height="15.749cm" svg:x="0.418cm" svg:y="0.004cm">
          <draw:image xlink:href="Pictures/100000010000042B0000026A4BC4036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draw:style-name="gr4" draw:text-style-name="P4" draw:layer="layout" svg:width="22.24cm" svg:height="15.749cm" svg:x="2.894cm" svg:y="0.004cm">
          <draw:image xlink:href="Pictures/1000000100000415000002E4D0D77A1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5:34:03.177045335</meta:creation-date>
    <dc:date>2025-09-07T19:39:39.734237836</dc:date>
    <meta:editing-duration>PT35M55S</meta:editing-duration>
    <meta:editing-cycles>2</meta:editing-cycles>
    <meta:generator>LibreOffice/24.2.7.2$Linux_X86_64 LibreOffice_project/420$Build-2</meta:generator>
    <meta:document-statistic meta:object-count="71"/>
  </office:meta>
</office:document-meta>
</file>